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1.3626in"/>
    </style:style>
    <style:style style:name="co8" style:family="table-column">
      <style:table-column-properties fo:break-before="auto" style:column-width="0.7744in"/>
    </style:style>
    <style:style style:name="co9" style:family="table-column">
      <style:table-column-properties fo:break-before="auto" style:column-width="2.7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327in"/>
    </style:style>
    <style:style style:name="co12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7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visibility="collapse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11" table:default-cell-style-name="ce1"/>
        <table:table-column table:style-name="co12" table:number-columns-repeated="988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Name</text:p>
          </table:table-cell>
          <table:table-cell table:number-columns-repeated="3"/>
          <table:table-cell table:style-name="ce2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Address2</text:p>
          </table:table-cell>
          <table:table-cell/>
          <table:table-cell table:style-name="ce2" office:value-type="string" calcext:value-type="string">
            <text:p>City</text:p>
          </table:table-cell>
          <table:table-cell table:style-name="Default"/>
          <table:table-cell table:style-name="ce2" office:value-type="string" calcext:value-type="string">
            <text:p>State</text:p>
          </table:table-cell>
          <table:table-cell/>
          <table:table-cell table:style-name="ce2" office:value-type="string" calcext:value-type="string">
            <text:p>ZIPcode</text:p>
          </table:table-cell>
          <table:table-cell/>
          <table:table-cell table:style-name="ce2" office:value-type="string" calcext:value-type="string">
            <text:p>Phone</text:p>
          </table:table-cell>
          <table:table-cell/>
          <table:table-cell table:style-name="ce2" office:value-type="string" calcext:value-type="string">
            <text:p>EMail</text:p>
          </table:table-cell>
          <table:table-cell/>
          <table:table-cell table:style-name="ce2" office:value-type="string" calcext:value-type="string">
            <text:p>Card</text:p>
          </table:table-cell>
          <table:table-cell/>
          <table:table-cell table:style-name="ce2" office:value-type="string" calcext:value-type="string">
            <text:p>Memo</text:p>
          </table:table-cell>
          <table:table-cell/>
          <table:table-cell table:style-name="ce2" office:value-type="string" calcext:value-type="string">
            <text:p>Account</text:p>
          </table:table-cell>
          <table:table-cell table:number-columns-repeated="3"/>
          <table:table-cell table:style-name="ce2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Branch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73.3162346394496" calcext:value-type="float">
            <text:p>73.3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11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202.209164680362" calcext:value-type="float">
            <text:p>202.2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254.039010846697" calcext:value-type="float">
            <text:p>254.0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244.458624538318" calcext:value-type="float">
            <text:p>244.4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51.169554725661" calcext:value-type="float">
            <text:p>51.1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435.120058487506" calcext:value-type="float">
            <text:p>435.1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263.487873191961" calcext:value-type="float">
            <text:p>263.4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349.412160094607" calcext:value-type="float">
            <text:p>349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office:value-type="string" calcext:value-type="string">
            <text:p>Memo 12</text:p>
          </table:table-cell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165.334215015987" calcext:value-type="float">
            <text:p>165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327.848210404559" calcext:value-type="float">
            <text:p>327.8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248.507090642816" calcext:value-type="float">
            <text:p>248.5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6" office:value-type="float" office:value="332.916707827172" calcext:value-type="float">
            <text:p>332.9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116.334507826038" calcext:value-type="float">
            <text:p>116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22.6177115699981" calcext:value-type="float">
            <text:p>22.6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6" office:value-type="float" office:value="85.6963350875886" calcext:value-type="float">
            <text:p>85.7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237.656136062844" calcext:value-type="float">
            <text:p>237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375.962695906635" calcext:value-type="float">
            <text:p>375.9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175.609875752732" calcext:value-type="float">
            <text:p>175.6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506.615853661627" calcext:value-type="float">
            <text:p>506.6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170.212389890315" calcext:value-type="float">
            <text:p>170.2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240.484908614589" calcext:value-type="float">
            <text:p>240.4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424.641959221807" calcext:value-type="float">
            <text:p>424.6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62.354659476709" calcext:value-type="float">
            <text:p>62.3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269.591371794103" calcext:value-type="float">
            <text:p>269.5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6" office:value-type="float" office:value="386.210483652338" calcext:value-type="float">
            <text:p>386.2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124.88933168461" calcext:value-type="float">
            <text:p>124.8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249.871989378054" calcext:value-type="float">
            <text:p>249.8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397.274259281044" calcext:value-type="float">
            <text:p>397.2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5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96.1702787345937" calcext:value-type="float">
            <text:p>96.1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100.655072089747" calcext:value-type="float">
            <text:p>100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82.1886076156242" calcext:value-type="float">
            <text:p>82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350.341385686544" calcext:value-type="float">
            <text:p>350.3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357.7786411111" calcext:value-type="float">
            <text:p>357.7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15.3187928810576" calcext:value-type="float">
            <text:p>15.3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6" office:value-type="float" office:value="297.623225423653" calcext:value-type="float">
            <text:p>297.6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176.022742887124" calcext:value-type="float">
            <text:p>176.0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7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27.7275083262405" calcext:value-type="float">
            <text:p>27.7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459.83086913213" calcext:value-type="float">
            <text:p>459.8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360.794584918868" calcext:value-type="float">
            <text:p>360.79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274.247520588073" calcext:value-type="float">
            <text:p>274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241.758251692193" calcext:value-type="float">
            <text:p>241.7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108.633157757165" calcext:value-type="float">
            <text:p>108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244.686858155834" calcext:value-type="float">
            <text:p>244.6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429.335180694789" calcext:value-type="float">
            <text:p>429.3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55.3386515391774" calcext:value-type="float">
            <text:p>55.3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250.205662702623" calcext:value-type="float">
            <text:p>250.2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6" office:value-type="float" office:value="485.514921184164" calcext:value-type="float">
            <text:p>485.5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289.721288093342" calcext:value-type="float">
            <text:p>289.7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57.1101104843612" calcext:value-type="float">
            <text:p>57.1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63.8531214895102" calcext:value-type="float">
            <text:p>63.8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415.983217431874" calcext:value-type="float">
            <text:p>415.9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496.790714320605" calcext:value-type="float">
            <text:p>496.7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241.094821605119" calcext:value-type="float">
            <text:p>241.0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93.1619215137209" calcext:value-type="float">
            <text:p>93.1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office:value-type="string" calcext:value-type="string">
            <text:p>Memo 7</text:p>
          </table:table-cell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242.165731682052" calcext:value-type="float">
            <text:p>242.1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103.445466984733" calcext:value-type="float">
            <text:p>103.4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338.40498476974" calcext:value-type="float">
            <text:p>338.4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176.509377309296" calcext:value-type="float">
            <text:p>176.5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123.088847473428" calcext:value-type="float">
            <text:p>123.0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142.978749652878" calcext:value-type="float">
            <text:p>142.9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196.647679056669" calcext:value-type="float">
            <text:p>196.6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49.4432299363814" calcext:value-type="float">
            <text:p>49.4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60.7807982940918" calcext:value-type="float">
            <text:p>60.7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306.190358463932" calcext:value-type="float">
            <text:p>306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266.607776868343" calcext:value-type="float">
            <text:p>266.6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194.451721489381" calcext:value-type="float">
            <text:p>194.4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400.977863412793" calcext:value-type="float">
            <text:p>400.9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503.074628448099" calcext:value-type="float">
            <text:p>503.0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276.797523551553" calcext:value-type="float">
            <text:p>276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44.4686232770552" calcext:value-type="float">
            <text:p>44.4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office:value-type="string" calcext:value-type="string">
            <text:p>Memo 15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361.286148660078" calcext:value-type="float">
            <text:p>361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68.2552187532936" calcext:value-type="float">
            <text:p>68.2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84.9572264767107" calcext:value-type="float">
            <text:p>84.96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195.643584259841" calcext:value-type="float">
            <text:p>195.6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305.551393552215" calcext:value-type="float">
            <text:p>305.5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494.839626878999" calcext:value-type="float">
            <text:p>494.8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385.985995209374" calcext:value-type="float">
            <text:p>385.9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295.679146671887" calcext:value-type="float">
            <text:p>295.6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210.136731933268" calcext:value-type="float">
            <text:p>210.1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505.037333105023" calcext:value-type="float">
            <text:p>505.0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331.095943105588" calcext:value-type="float">
            <text:p>331.1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233.523757234963" calcext:value-type="float">
            <text:p>233.5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249.541154563424" calcext:value-type="float">
            <text:p>249.5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290.668059846311" calcext:value-type="float">
            <text:p>290.6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25.1710433028267" calcext:value-type="float">
            <text:p>25.1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416.836691988408" calcext:value-type="float">
            <text:p>416.8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86.7636288974511" calcext:value-type="float">
            <text:p>86.7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259.281220606013" calcext:value-type="float">
            <text:p>259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347.134157452608" calcext:value-type="float">
            <text:p>347.1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67.0038682092981" calcext:value-type="float">
            <text:p>67.0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48.1178001650238" calcext:value-type="float">
            <text:p>48.1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374.536111778454" calcext:value-type="float">
            <text:p>374.5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157.674944808626" calcext:value-type="float">
            <text:p>157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98.1131557884665" calcext:value-type="float">
            <text:p>98.1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73.3270253004206" calcext:value-type="float">
            <text:p>73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416.114692627145" calcext:value-type="float">
            <text:p>416.1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office:value-type="string" calcext:value-type="string">
            <text:p>Memo 15</text:p>
          </table:table-cell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323.089899940035" calcext:value-type="float">
            <text:p>323.0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343.795130110492" calcext:value-type="float">
            <text:p>343.8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3540 - State Grants</text:p>
          </table:table-cell>
          <table:table-cell table:number-columns-repeated="3"/>
          <table:table-cell table:style-name="ce6" office:value-type="float" office:value="423.869693734167" calcext:value-type="float">
            <text:p>423.8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409.024849038373" calcext:value-type="float">
            <text:p>409.0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371.887574431261" calcext:value-type="float">
            <text:p>371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office:value-type="string" calcext:value-type="string">
            <text:p>Memo 2</text:p>
          </table:table-cell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349.103058885957" calcext:value-type="float">
            <text:p>349.1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506.282429529005" calcext:value-type="float">
            <text:p>506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6" office:value-type="float" office:value="495.986747181508" calcext:value-type="float">
            <text:p>495.9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373.093786782672" calcext:value-type="float">
            <text:p>373.0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236.709332952902" calcext:value-type="float">
            <text:p>236.7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304.537062105492" calcext:value-type="float">
            <text:p>304.5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252.095760551374" calcext:value-type="float">
            <text:p>252.1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233.24520698537" calcext:value-type="float">
            <text:p>233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48.3489826367285" calcext:value-type="float">
            <text:p>48.35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209.767722000503" calcext:value-type="float">
            <text:p>209.7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414.456654590755" calcext:value-type="float">
            <text:p>414.4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508.615619821594" calcext:value-type="float">
            <text:p>508.6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office:value-type="string" calcext:value-type="string">
            <text:p>Memo 2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502.922392496219" calcext:value-type="float">
            <text:p>502.9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206.584548202182" calcext:value-type="float">
            <text:p>206.5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6" office:value-type="float" office:value="249.339049620092" calcext:value-type="float">
            <text:p>249.3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455.389735898999" calcext:value-type="float">
            <text:p>455.3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Lauren Morris</text:p>
          </table:table-cell>
          <table:table-cell table:number-columns-repeated="3"/>
          <table:table-cell office:value-type="string" calcext:value-type="string">
            <text:p>543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74373</text:p>
          </table:table-cell>
          <table:table-cell/>
          <table:table-cell office:value-type="string" calcext:value-type="string">
            <text:p>Memo 11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92.3267485466559" calcext:value-type="float">
            <text:p>92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309.961921807309" calcext:value-type="float">
            <text:p>309.9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92.2390553679995" calcext:value-type="float">
            <text:p>92.2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430.286076090255" calcext:value-type="float">
            <text:p>430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242.812116621004" calcext:value-type="float">
            <text:p>242.8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47.6399981959477" calcext:value-type="float">
            <text:p>47.6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6" office:value-type="float" office:value="238.905553858125" calcext:value-type="float">
            <text:p>238.9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61.6090698044902" calcext:value-type="float">
            <text:p>61.6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104.16421910427" calcext:value-type="float">
            <text:p>104.1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22.2227699558319" calcext:value-type="float">
            <text:p>22.2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319.071112831743" calcext:value-type="float">
            <text:p>319.0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381.179944440788" calcext:value-type="float">
            <text:p>381.1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111.678281030443" calcext:value-type="float">
            <text:p>111.6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152.527505413659" calcext:value-type="float">
            <text:p>152.5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office:value-type="string" calcext:value-type="string">
            <text:p>Memo 8</text:p>
          </table:table-cell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6" office:value-type="float" office:value="172.46303747978" calcext:value-type="float">
            <text:p>172.4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83.3856130910251" calcext:value-type="float">
            <text:p>83.3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245.418717423185" calcext:value-type="float">
            <text:p>245.4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119.463602232045" calcext:value-type="float">
            <text:p>119.4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416.501178465517" calcext:value-type="float">
            <text:p>416.5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292.396072345554" calcext:value-type="float">
            <text:p>292.4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3540 - State Grants</text:p>
          </table:table-cell>
          <table:table-cell table:number-columns-repeated="3"/>
          <table:table-cell table:style-name="ce6" office:value-type="float" office:value="508.63494231624" calcext:value-type="float">
            <text:p>508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335.204379403264" calcext:value-type="float">
            <text:p>335.2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486.275851509978" calcext:value-type="float">
            <text:p>486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340.939147448436" calcext:value-type="float">
            <text:p>340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120.412444876285" calcext:value-type="float">
            <text:p>120.4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395.483410495542" calcext:value-type="float">
            <text:p>395.4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210.227823590165" calcext:value-type="float">
            <text:p>210.2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office:value-type="string" calcext:value-type="string">
            <text:p>Memo 2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432.673070810436" calcext:value-type="float">
            <text:p>432.6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237.40254968738" calcext:value-type="float">
            <text:p>237.4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202.41520988874" calcext:value-type="float">
            <text:p>202.4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195.381685959509" calcext:value-type="float">
            <text:p>195.3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60.6067644745549" calcext:value-type="float">
            <text:p>60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165.65828886878" calcext:value-type="float">
            <text:p>165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30.5680887156436" calcext:value-type="float">
            <text:p>30.5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290.139064586949" calcext:value-type="float">
            <text:p>290.1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243.05382926622" calcext:value-type="float">
            <text:p>243.0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264.557479011824" calcext:value-type="float">
            <text:p>264.5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166.118608773236" calcext:value-type="float">
            <text:p>166.1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162.895497526105" calcext:value-type="float">
            <text:p>162.9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6" office:value-type="float" office:value="134.299350055788" calcext:value-type="float">
            <text:p>134.3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198.774329014436" calcext:value-type="float">
            <text:p>198.7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351.299111121081" calcext:value-type="float">
            <text:p>351.3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office:value-type="string" calcext:value-type="string">
            <text:p>Memo 18</text:p>
          </table:table-cell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43.6633784532978" calcext:value-type="float">
            <text:p>43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113.454400967287" calcext:value-type="float">
            <text:p>113.4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90.0045803905647" calcext:value-type="float">
            <text:p>90.0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201.389855548117" calcext:value-type="float">
            <text:p>201.3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363.931648502481" calcext:value-type="float">
            <text:p>363.9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225.605974135009" calcext:value-type="float">
            <text:p>225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419.360643383144" calcext:value-type="float">
            <text:p>419.3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457.703901802681" calcext:value-type="float">
            <text:p>457.7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499.117589560427" calcext:value-type="float">
            <text:p>499.1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33.6583922595042" calcext:value-type="float">
            <text:p>33.6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432.081781532858" calcext:value-type="float">
            <text:p>432.0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369.772457469616" calcext:value-type="float">
            <text:p>369.7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148.752733472407" calcext:value-type="float">
            <text:p>148.7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103.122738705885" calcext:value-type="float">
            <text:p>103.1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13.9422123445032" calcext:value-type="float">
            <text:p>13.9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302.178791391093" calcext:value-type="float">
            <text:p>302.1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492.707206166898" calcext:value-type="float">
            <text:p>492.7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179.795350918433" calcext:value-type="float">
            <text:p>179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282.286461951698" calcext:value-type="float">
            <text:p>282.2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234.076115931393" calcext:value-type="float">
            <text:p>234.0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404.056541299637" calcext:value-type="float">
            <text:p>404.0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409.976474302061" calcext:value-type="float">
            <text:p>409.9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372.802058482803" calcext:value-type="float">
            <text:p>372.8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82.3850384010625" calcext:value-type="float">
            <text:p>82.3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384.190700387931" calcext:value-type="float">
            <text:p>384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221.698907397018" calcext:value-type="float">
            <text:p>221.7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113.255469655725" calcext:value-type="float">
            <text:p>113.2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258.855270680462" calcext:value-type="float">
            <text:p>258.8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301.91506052867" calcext:value-type="float">
            <text:p>301.9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174.187166173203" calcext:value-type="float">
            <text:p>174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135.144603671325" calcext:value-type="float">
            <text:p>135.1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8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83.8510915459347" calcext:value-type="float">
            <text:p>83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509.287671354972" calcext:value-type="float">
            <text:p>509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233.089677248852" calcext:value-type="float">
            <text:p>233.0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141.030732133192" calcext:value-type="float">
            <text:p>141.0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64.3121203551085" calcext:value-type="float">
            <text:p>64.3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3540 - State Grants</text:p>
          </table:table-cell>
          <table:table-cell table:number-columns-repeated="3"/>
          <table:table-cell table:style-name="ce6" office:value-type="float" office:value="176.91159629354" calcext:value-type="float">
            <text:p>176.9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office:value-type="string" calcext:value-type="string">
            <text:p>Memo 7</text:p>
          </table:table-cell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6" office:value-type="float" office:value="338.845664231098" calcext:value-type="float">
            <text:p>338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461.754311784365" calcext:value-type="float">
            <text:p>461.7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180.959870209588" calcext:value-type="float">
            <text:p>180.9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6" office:value-type="float" office:value="452.023516331398" calcext:value-type="float">
            <text:p>452.0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128.827828913455" calcext:value-type="float">
            <text:p>128.8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142.418173251844" calcext:value-type="float">
            <text:p>142.4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267.36841787459" calcext:value-type="float">
            <text:p>267.3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106.488992723801" calcext:value-type="float">
            <text:p>106.4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230.52148533078" calcext:value-type="float">
            <text:p>230.5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301.380246518807" calcext:value-type="float">
            <text:p>301.3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73.8867463333828" calcext:value-type="float">
            <text:p>73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289.238090455346" calcext:value-type="float">
            <text:p>289.2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435.161083548604" calcext:value-type="float">
            <text:p>435.1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483.393915081099" calcext:value-type="float">
            <text:p>483.3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6" office:value-type="float" office:value="19.4378513851883" calcext:value-type="float">
            <text:p>19.4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436.12265134178" calcext:value-type="float">
            <text:p>436.1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269.185688331344" calcext:value-type="float">
            <text:p>269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6" office:value-type="float" office:value="27.1732755272203" calcext:value-type="float">
            <text:p>27.1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44.9318551130295" calcext:value-type="float">
            <text:p>44.9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223.284002598876" calcext:value-type="float">
            <text:p>223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office:value-type="string" calcext:value-type="string">
            <text:p>Memo 1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281.799079085852" calcext:value-type="float">
            <text:p>281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470.347848958428" calcext:value-type="float">
            <text:p>470.35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371.343738673298" calcext:value-type="float">
            <text:p>371.3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157.928879533858" calcext:value-type="float">
            <text:p>157.9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139.352383371483" calcext:value-type="float">
            <text:p>139.3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506.455246465977" calcext:value-type="float">
            <text:p>506.4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218.651084776761" calcext:value-type="float">
            <text:p>218.6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6" office:value-type="float" office:value="465.187853873788" calcext:value-type="float">
            <text:p>465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236.718581102674" calcext:value-type="float">
            <text:p>236.7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165.037216742151" calcext:value-type="float">
            <text:p>165.0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218.799776463735" calcext:value-type="float">
            <text:p>218.8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378.51428053334" calcext:value-type="float">
            <text:p>378.51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485.221377152636" calcext:value-type="float">
            <text:p>485.2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252.089249374025" calcext:value-type="float">
            <text:p>252.0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17.412228387409" calcext:value-type="float">
            <text:p>17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6" office:value-type="float" office:value="279.84575191927" calcext:value-type="float">
            <text:p>279.8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103.556696255135" calcext:value-type="float">
            <text:p>103.5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81.5559552450813" calcext:value-type="float">
            <text:p>81.5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51.8602208287382" calcext:value-type="float">
            <text:p>51.8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424.63737927185" calcext:value-type="float">
            <text:p>424.6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13.2930727269953" calcext:value-type="float">
            <text:p>13.2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224.201582325172" calcext:value-type="float">
            <text:p>224.2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60.5577098613426" calcext:value-type="float">
            <text:p>60.5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6" office:value-type="float" office:value="190.93927419943" calcext:value-type="float">
            <text:p>190.94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318.923379940643" calcext:value-type="float">
            <text:p>318.9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303.626178106207" calcext:value-type="float">
            <text:p>303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347.064656470309" calcext:value-type="float">
            <text:p>347.0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239.80090208628" calcext:value-type="float">
            <text:p>239.8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306.409005721904" calcext:value-type="float">
            <text:p>306.4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6" office:value-type="float" office:value="182.6249836082" calcext:value-type="float">
            <text:p>182.6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478.885932360157" calcext:value-type="float">
            <text:p>478.8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184.183764397581" calcext:value-type="float">
            <text:p>184.1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260.161449929612" calcext:value-type="float">
            <text:p>260.1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office:value-type="string" calcext:value-type="string">
            <text:p>Memo 5</text:p>
          </table:table-cell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290.138373817421" calcext:value-type="float">
            <text:p>290.1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office:value-type="string" calcext:value-type="string">
            <text:p>Memo 12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29.8013576461928" calcext:value-type="float">
            <text:p>29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6" office:value-type="float" office:value="355.736755369755" calcext:value-type="float">
            <text:p>355.7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6" office:value-type="float" office:value="501.466961189024" calcext:value-type="float">
            <text:p>501.4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286.414327138964" calcext:value-type="float">
            <text:p>286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186.032031437805" calcext:value-type="float">
            <text:p>186.0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317.562523247041" calcext:value-type="float">
            <text:p>317.5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292.468845524367" calcext:value-type="float">
            <text:p>292.4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219.956617232887" calcext:value-type="float">
            <text:p>219.9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300.490531257792" calcext:value-type="float">
            <text:p>300.4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88.2001372086505" calcext:value-type="float">
            <text:p>88.2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158.667159013289" calcext:value-type="float">
            <text:p>158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394.545780071692" calcext:value-type="float">
            <text:p>394.5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office:value-type="string" calcext:value-type="string">
            <text:p>Memo 1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150.915379360473" calcext:value-type="float">
            <text:p>150.9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150.920468162422" calcext:value-type="float">
            <text:p>150.9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304.69283506638" calcext:value-type="float">
            <text:p>304.6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201.664243155104" calcext:value-type="float">
            <text:p>201.6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171.986619687662" calcext:value-type="float">
            <text:p>171.9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244.370973716183" calcext:value-type="float">
            <text:p>244.3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322.679927234209" calcext:value-type="float">
            <text:p>322.6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464.134639618887" calcext:value-type="float">
            <text:p>464.13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160.683199684972" calcext:value-type="float">
            <text:p>160.6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293.428160864817" calcext:value-type="float">
            <text:p>293.4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278.592209115534" calcext:value-type="float">
            <text:p>278.5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auren Morris</text:p>
          </table:table-cell>
          <table:table-cell table:number-columns-repeated="3"/>
          <table:table-cell office:value-type="string" calcext:value-type="string">
            <text:p>543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7437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346.941886381952" calcext:value-type="float">
            <text:p>346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180.581251062254" calcext:value-type="float">
            <text:p>180.5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469.324247181884" calcext:value-type="float">
            <text:p>469.3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80.2727821307949" calcext:value-type="float">
            <text:p>80.2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359.645985109094" calcext:value-type="float">
            <text:p>359.6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office:value-type="string" calcext:value-type="string">
            <text:p>Memo 18</text:p>
          </table:table-cell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295.266241106848" calcext:value-type="float">
            <text:p>295.2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465.413274565077" calcext:value-type="float">
            <text:p>465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13.9282606485003" calcext:value-type="float">
            <text:p>13.9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363.944918595374" calcext:value-type="float">
            <text:p>363.9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302.254714469756" calcext:value-type="float">
            <text:p>302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office:value-type="string" calcext:value-type="string">
            <text:p>Memo 15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41.3542226885914" calcext:value-type="float">
            <text:p>41.3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505.483728260517" calcext:value-type="float">
            <text:p>505.4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315.886484508505" calcext:value-type="float">
            <text:p>315.8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431.47230754302" calcext:value-type="float">
            <text:p>431.4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198.809042832659" calcext:value-type="float">
            <text:p>198.81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6" office:value-type="float" office:value="392.271643442913" calcext:value-type="float">
            <text:p>392.2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241.470790065401" calcext:value-type="float">
            <text:p>241.4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246.124441089864" calcext:value-type="float">
            <text:p>246.1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198.502207929147" calcext:value-type="float">
            <text:p>198.5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458.452287843615" calcext:value-type="float">
            <text:p>458.4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office:value-type="string" calcext:value-type="string">
            <text:p>Memo 12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226.614634875612" calcext:value-type="float">
            <text:p>226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416.345390447036" calcext:value-type="float">
            <text:p>416.3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445.552109943572" calcext:value-type="float">
            <text:p>445.5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325.30529145774" calcext:value-type="float">
            <text:p>325.3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6" office:value-type="float" office:value="164.799919039732" calcext:value-type="float">
            <text:p>164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501.854456559828" calcext:value-type="float">
            <text:p>501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197.329750869239" calcext:value-type="float">
            <text:p>197.3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251.114905607326" calcext:value-type="float">
            <text:p>251.1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230.608042273645" calcext:value-type="float">
            <text:p>230.6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316.14575866832" calcext:value-type="float">
            <text:p>316.1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432.809371727544" calcext:value-type="float">
            <text:p>432.8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6" office:value-type="float" office:value="274.556203752091" calcext:value-type="float">
            <text:p>274.5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310.781641664733" calcext:value-type="float">
            <text:p>310.78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6" office:value-type="float" office:value="187.628320343301" calcext:value-type="float">
            <text:p>187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465.63070421054" calcext:value-type="float">
            <text:p>465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499.99391904759" calcext:value-type="float">
            <text:p>499.9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327.417151452068" calcext:value-type="float">
            <text:p>327.4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6" office:value-type="float" office:value="13.6066898314271" calcext:value-type="float">
            <text:p>13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458.891884557645" calcext:value-type="float">
            <text:p>458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177.631612160234" calcext:value-type="float">
            <text:p>177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308.914395451211" calcext:value-type="float">
            <text:p>308.9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181.509814507855" calcext:value-type="float">
            <text:p>181.5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221.782398736949" calcext:value-type="float">
            <text:p>221.7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37.5544740576787" calcext:value-type="float">
            <text:p>37.5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6" office:value-type="float" office:value="38.486607819465" calcext:value-type="float">
            <text:p>38.4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220.781003665714" calcext:value-type="float">
            <text:p>220.78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483.81460541485" calcext:value-type="float">
            <text:p>483.8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393.14742940595" calcext:value-type="float">
            <text:p>393.1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52.1748734345506" calcext:value-type="float">
            <text:p>52.1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48.2415025843237" calcext:value-type="float">
            <text:p>48.2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441.414376496864" calcext:value-type="float">
            <text:p>441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92.0905522142361" calcext:value-type="float">
            <text:p>92.0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33.543297458037" calcext:value-type="float">
            <text:p>33.5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349.493036864607" calcext:value-type="float">
            <text:p>349.4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274.84208922108" calcext:value-type="float">
            <text:p>274.8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345.700367218703" calcext:value-type="float">
            <text:p>345.7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149.425234799393" calcext:value-type="float">
            <text:p>149.4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218.824086434245" calcext:value-type="float">
            <text:p>218.8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107.879958888459" calcext:value-type="float">
            <text:p>107.8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480.628140446177" calcext:value-type="float">
            <text:p>480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136.717336440709" calcext:value-type="float">
            <text:p>136.7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103.627014510897" calcext:value-type="float">
            <text:p>103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508.690119532629" calcext:value-type="float">
            <text:p>508.6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236.506947906" calcext:value-type="float">
            <text:p>236.5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406.863635063159" calcext:value-type="float">
            <text:p>406.8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323.031969949602" calcext:value-type="float">
            <text:p>323.0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33.7831370724599" calcext:value-type="float">
            <text:p>33.7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126.348912349297" calcext:value-type="float">
            <text:p>126.3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6" office:value-type="float" office:value="269.996118922055" calcext:value-type="float">
            <text:p>270.00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297.597691635115" calcext:value-type="float">
            <text:p>297.6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206.049963791561" calcext:value-type="float">
            <text:p>206.0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6" office:value-type="float" office:value="456.102182424555" calcext:value-type="float">
            <text:p>456.1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office:value-type="string" calcext:value-type="string">
            <text:p>Memo 8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6" office:value-type="float" office:value="91.8403242691037" calcext:value-type="float">
            <text:p>91.8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136.749017719932" calcext:value-type="float">
            <text:p>136.7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147.310723950842" calcext:value-type="float">
            <text:p>147.3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45.8030057859242" calcext:value-type="float">
            <text:p>45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310.629288718705" calcext:value-type="float">
            <text:p>310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191.66990092155" calcext:value-type="float">
            <text:p>191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295.334774424607" calcext:value-type="float">
            <text:p>295.3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268.865904121068" calcext:value-type="float">
            <text:p>268.8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314.667901123731" calcext:value-type="float">
            <text:p>314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6" office:value-type="float" office:value="205.792648506599" calcext:value-type="float">
            <text:p>205.7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1</text:p>
          </table:table-cell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6" office:value-type="float" office:value="214.985576864695" calcext:value-type="float">
            <text:p>214.9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437.795330665292" calcext:value-type="float">
            <text:p>437.8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343.816301134171" calcext:value-type="float">
            <text:p>343.8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6" office:value-type="float" office:value="314.943964603652" calcext:value-type="float">
            <text:p>314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184.768827977083" calcext:value-type="float">
            <text:p>184.7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335.49712945135" calcext:value-type="float">
            <text:p>335.5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432.866844766283" calcext:value-type="float">
            <text:p>432.8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141.364033755389" calcext:value-type="float">
            <text:p>141.36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6" office:value-type="float" office:value="62.5884939687487" calcext:value-type="float">
            <text:p>62.5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6" office:value-type="float" office:value="104.79000451779" calcext:value-type="float">
            <text:p>104.7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241.293174859054" calcext:value-type="float">
            <text:p>241.2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6" office:value-type="float" office:value="484.885068629547" calcext:value-type="float">
            <text:p>484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212.831078302735" calcext:value-type="float">
            <text:p>212.8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6" office:value-type="float" office:value="385.808101658938" calcext:value-type="float">
            <text:p>385.8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6" office:value-type="float" office:value="380.662495583273" calcext:value-type="float">
            <text:p>380.6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463.762526498172" calcext:value-type="float">
            <text:p>463.7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19.4080553452454" calcext:value-type="float">
            <text:p>19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369.410837830714" calcext:value-type="float">
            <text:p>369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500.302027241283" calcext:value-type="float">
            <text:p>500.3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6" office:value-type="float" office:value="368.06550901899" calcext:value-type="float">
            <text:p>368.0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6" office:value-type="float" office:value="72.085628534545" calcext:value-type="float">
            <text:p>72.0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6" office:value-type="float" office:value="191.579065515271" calcext:value-type="float">
            <text:p>191.5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59.2507166159992" calcext:value-type="float">
            <text:p>59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138.541406932047" calcext:value-type="float">
            <text:p>138.5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6" office:value-type="float" office:value="342.07968099445" calcext:value-type="float">
            <text:p>342.0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6" office:value-type="float" office:value="418.286687712224" calcext:value-type="float">
            <text:p>418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6" office:value-type="float" office:value="255.445403389621" calcext:value-type="float">
            <text:p>255.4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494.673108363044" calcext:value-type="float">
            <text:p>494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6" office:value-type="float" office:value="318.189271870173" calcext:value-type="float">
            <text:p>318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52.539572966934" calcext:value-type="float">
            <text:p>52.5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208.912292729428" calcext:value-type="float">
            <text:p>208.9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6" office:value-type="float" office:value="278.403793092469" calcext:value-type="float">
            <text:p>278.4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129.275100229077" calcext:value-type="float">
            <text:p>129.2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Lauren Morris</text:p>
          </table:table-cell>
          <table:table-cell table:number-columns-repeated="3"/>
          <table:table-cell office:value-type="string" calcext:value-type="string">
            <text:p>543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74373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6" office:value-type="float" office:value="408.228749203833" calcext:value-type="float">
            <text:p>408.2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6" office:value-type="float" office:value="66.703773841237" calcext:value-type="float">
            <text:p>66.7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31.3525113420108" calcext:value-type="float">
            <text:p>31.35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6" office:value-type="float" office:value="29.3467295966219" calcext:value-type="float">
            <text:p>29.3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6" office:value-type="float" office:value="130.858798618167" calcext:value-type="float">
            <text:p>130.8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6" office:value-type="float" office:value="38.0134697924286" calcext:value-type="float">
            <text:p>38.0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6" office:value-type="float" office:value="305.193976667329" calcext:value-type="float">
            <text:p>305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224.393315169064" calcext:value-type="float">
            <text:p>224.3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6" office:value-type="float" office:value="428.769105687824" calcext:value-type="float">
            <text:p>428.77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149.192290672357" calcext:value-type="float">
            <text:p>149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6" office:value-type="float" office:value="332.942485459473" calcext:value-type="float">
            <text:p>332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6" office:value-type="float" office:value="495.424983292193" calcext:value-type="float">
            <text:p>495.4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6" office:value-type="float" office:value="508.557624098362" calcext:value-type="float">
            <text:p>508.5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6" office:value-type="float" office:value="24.546476520465" calcext:value-type="float">
            <text:p>24.5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6" office:value-type="float" office:value="198.592671706537" calcext:value-type="float">
            <text:p>198.5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 table:number-columns-repeated="3"/>
          <table:table-cell office:value-type="string" calcext:value-type="string">
            <text:p>43540 - State Grants</text:p>
          </table:table-cell>
          <table:table-cell table:number-columns-repeated="3"/>
          <table:table-cell table:style-name="ce6" office:value-type="float" office:value="430.474521381095" calcext:value-type="float">
            <text:p>430.4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 table:number-columns-repeated="3"/>
          <table:table-cell office:value-type="string" calcext:value-type="string">
            <text:p>47310 - Sponsorship</text:p>
          </table:table-cell>
          <table:table-cell table:number-columns-repeated="3"/>
          <table:table-cell table:style-name="ce6" office:value-type="float" office:value="439.483951674747" calcext:value-type="float">
            <text:p>439.4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 table:number-columns-repeated="3"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6" office:value-type="float" office:value="56.8469503750413" calcext:value-type="float">
            <text:p>56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 table:number-columns-repeated="3"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6" office:value-type="float" office:value="88.2149813430451" calcext:value-type="float">
            <text:p>88.2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 table:number-columns-repeated="3"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6" office:value-type="float" office:value="389.654164292191" calcext:value-type="float">
            <text:p>389.6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 table:number-columns-repeated="3"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6" office:value-type="float" office:value="453.984450955078" calcext:value-type="float">
            <text:p>453.9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9" calcext:value-type="date">
            <text:p>07/29/15</text:p>
          </table:table-cell>
          <table:table-cell/>
          <table:table-cell office:value-type="string" calcext:value-type="string">
            <text:p>Sam Ballard:PDQ Employee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float" office:value="44262" calcext:value-type="float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7"/>
          <table:table-cell office:value-type="string" calcext:value-type="string">
            <text:p>47230 - Membership Dues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9" calcext:value-type="date">
            <text:p>07/29/15</text:p>
          </table:table-cell>
          <table:table-cell/>
          <table:table-cell office:value-type="string" calcext:value-type="string">
            <text:p>Jake Barnes</text:p>
          </table:table-cell>
          <table:table-cell table:number-columns-repeated="3"/>
          <table:table-cell office:value-type="string" calcext:value-type="string">
            <text:p>907 Whitehead St</text:p>
          </table:table-cell>
          <table:table-cell table:number-columns-repeated="3"/>
          <table:table-cell office:value-type="string" calcext:value-type="string">
            <text:p>Key West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040" calcext:value-type="float">
            <text:p>33040</text:p>
          </table:table-cell>
          <table:table-cell/>
          <table:table-cell office:value-type="string" calcext:value-type="string">
            <text:p>305-555-1212</text:p>
          </table:table-cell>
          <table:table-cell table:number-columns-repeated="7"/>
          <table:table-cell office:value-type="string" calcext:value-type="string">
            <text:p>43460 - Legacies and Bequest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7-30" calcext:value-type="date">
            <text:p>07/30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number-columns-repeated="3"/>
          <table:table-cell office:value-type="float" office:value="44236" calcext:value-type="float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2"/>
          <table:table-cell table:style-name="Default"/>
          <table:table-cell table:style-name="ce4" office:value-type="float" office:value="23529000445172" calcext:value-type="float">
            <text:p>23529000445172</text:p>
          </table:table-cell>
          <table:table-cell table:style-name="Default" table:number-columns-repeated="2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7-30" calcext:value-type="date">
            <text:p>07/30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table:style-name="ce4"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number-columns-repeated="3"/>
          <table:table-cell office:value-type="float" office:value="44240" calcext:value-type="float">
            <text:p>44240</text:p>
          </table:table-cell>
          <table:table-cell/>
          <table:table-cell table:style-name="ce4" office:value-type="string" calcext:value-type="string">
            <text:p>(212) 555-1212</text:p>
          </table:table-cell>
          <table:table-cell table:number-columns-repeated="2"/>
          <table:table-cell table:style-name="ce5"/>
          <table:table-cell table:style-name="ce4" office:value-type="float" office:value="23529001000463" calcext:value-type="float">
            <text:p>23529001000463</text:p>
          </table:table-cell>
          <table:table-cell table:style-name="ce4" table:number-columns-repeated="2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 table:number-rows-repeated="10481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09:37:26</meta:creation-date>
    <dc:language>en-US</dc:language>
    <dc:date>2015-08-09T13:14:47.961564483</dc:date>
    <meta:editing-cycles>5</meta:editing-cycles>
    <meta:editing-duration>PT47S</meta:editing-duration>
    <meta:generator>LibreOffice/4.3.7.2$Linux_X86_64 LibreOffice_project/430m0$Build-2</meta:generator>
    <meta:document-statistic meta:table-count="1" meta:cell-count="4226" meta:object-count="0"/>
  </office:meta>
</office:document-meta>
</file>